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74cm"/>
    </style:style>
    <style:style style:name="co4" style:family="table-column">
      <style:table-column-properties fo:break-before="auto" style:column-width="13.455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68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RECEBIDAS">
      <style:table-properties table:display="true" style:writing-mode="lr-tb"/>
    </style:style>
    <style:style style:name="ce6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CEBIDA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row table:style-name="ro1">
          <table:table-cell table:style-name="ce6" office:value-type="string" calcext:value-type="string">
            <text:p>numero_msg</text:p>
          </table:table-cell>
          <table:table-cell table:style-name="ce6" office:value-type="string" calcext:value-type="string">
            <text:p>mês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assunto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transmitida</text:p>
          </table:table-cell>
          <table:table-cell table:style-name="ce1" office:value-type="string" calcext:value-type="string">
            <text:p>recebida</text:p>
          </table:table-cell>
        </table:table-row>
        <table:table-row table:style-name="ro2">
          <table:table-cell office:value-type="string" calcext:value-type="string">
            <text:p>R161753Z</text:p>
          </table:table-cell>
          <table:table-cell office:value-type="string" calcext:value-type="string">
            <text:p>FE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BASTC </text:p>
          </table:table-cell>
          <table:table-cell office:value-type="string" calcext:value-type="string">
            <text:p>c-exp-catalog of/pr, turma i/2023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151832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urso de graduado-master em 2023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1152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pgad/2023 - ciclo de palestras da esquadra – evt-03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1175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distinção no c-exp-man-micro-pr, turma 1/23.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1130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celamento de matrícula.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231132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<text:s/>curso especial de habilitação para promoção a suboficial a distância (c-esp-habso-ead) em 2023</text:p>
          </table:table-cell>
          <table:table-cell office:value-type="string" calcext:value-type="string">
            <text:p><text:s/>R171732Z/M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31306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-esp-paec-ead, referente à disciplina de matemática</text:p>
          </table:table-cell>
          <table:table-cell office:value-type="string" calcext:value-type="string">
            <text:p><text:s/>R151651Z/M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31645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UST</text:p>
          </table:table-cell>
          <table:table-cell office:value-type="string" calcext:value-type="string">
            <text:p>c-esp-paec-ead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31911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table:number-columns-repeated="2"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81650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BASTC </text:p>
          </table:table-cell>
          <table:table-cell office:value-type="string" calcext:value-type="string">
            <text:p>c-exp-catalog of/pr turma i/2023</text:p>
          </table:table-cell>
          <table:table-cell office:value-type="string" calcext:value-type="string">
            <text:p>R161753Z/FEV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291601Z</text:p>
          </table:table-cell>
          <table:table-cell office:value-type="string" calcext:value-type="string">
            <text:p>MAR 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PTMEC </text:p>
          </table:table-cell>
          <table:table-cell office:value-type="string" calcext:value-type="string">
            <text:p>estágio de qualificação ao apoio às atividades de mergulhadores de combate (eq-apat-mec) - turma 1/2023 - distinção em estág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30201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NBR</text:p>
          </table:table-cell>
          <table:table-cell office:value-type="string" calcext:value-type="string">
            <text:p>confirmação de matrícula no curso expedito de boas práticas em serviços de alimentação (c-exp-prat-sva)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1130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ALEAO</text:p>
          </table:table-cell>
          <table:table-cell office:value-type="string" calcext:value-type="string">
            <text:p>cancelamento de matrícula.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302015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processo seletivo ao curso expedito de natação de resgate “a” (c-exp-natres-a) t1/2023 - resultado do teste físic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04-00417 <text:s/>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MFORS</text:p>
          </table:table-cell>
          <table:table-cell office:value-type="string" calcext:value-type="string">
            <text:p>cursos na área de logística da onu (formato virtual) <text:s/>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032021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MFORS</text:p>
          </table:table-cell>
          <table:table-cell office:value-type="string" calcext:value-type="string">
            <text:p>cursos na área de logística da onu (formato virtual) <text:s/>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03193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 </text:p>
          </table:table-cell>
          <table:table-cell office:value-type="string" calcext:value-type="string">
            <text:p>estágio de atualização em submarinos da classe riachuelo (ea-scr) t1/2023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04191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NBR</text:p>
          </table:table-cell>
          <table:table-cell office:value-type="string" calcext:value-type="string">
            <text:p>confirmação de matrícula no curso expedito de catalogação para oficiais e praças (c-exp-catalog-of/pr) - turma i/2023 - presencial - 10abr a 08mai</text:p>
          </table:table-cell>
          <table:table-cell office:value-type="string" calcext:value-type="string">
            <text:p>R281650Z/M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05185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MESQ</text:p>
          </table:table-cell>
          <table:table-cell office:value-type="string" calcext:value-type="string">
            <text:p><text:s/>ciclo de palestras da esquadra - evt-extra - <text:s text:c="2"/>tema: "divulgação da nota doutrinária sobre o emprego de sistemas de aeronaves remotamente pilotadas (sarp) na mb"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13153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estágio de qualificação em manutenção dos submarinos da classe “tupi” (eq- mantupi) t1/2023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13155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estágio de qualificação em manutenção do submarino classe “tikuna” (eq-mantikuna) t1/2023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19131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ALEAO</text:p>
          </table:table-cell>
          <table:table-cell office:value-type="string" calcext:value-type="string">
            <text:p>cancelamento de curso expedito semipresencial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0165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PER</text:p>
          </table:table-cell>
          <table:table-cell office:value-type="string" calcext:value-type="string">
            <text:p>cancelamento de curso expedito semipresencial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table:style-name="ce8" office:value-type="string" calcext:value-type="string">
            <text:p>P251123Z</text:p>
          </table:table-cell>
          <table:table-cell table:style-name="ce8"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table:style-name="ce3" office:value-type="string" calcext:value-type="string">
            <text:p>COMESQ</text:p>
          </table:table-cell>
          <table:table-cell office:value-type="string" calcext:value-type="string">
            <text:p>cancelamento de curso expedito semipresencial</text:p>
          </table:table-cell>
          <table:table-cell table:style-name="ce5"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P301310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PTMEC </text:p>
          </table:table-cell>
          <table:table-cell office:value-type="string" calcext:value-type="string">
            <text:p>estágio de qualificação ao apoio às atividades de mergulhadores de combate eq-apat-mec – turma ii/2023 (teste de suficiência física inicial).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table:style-name="ce9" office:value-type="string" calcext:value-type="string">
            <text:p>R281931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ESMAR</text:p>
          </table:table-cell>
          <table:table-cell office:value-type="string" calcext:value-type="string">
            <text:p>inscritos no curso especial de unidade médica nível dois 2023 (c-esp-umnd 2023)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81811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<text:s/>estágio de qualificação para grupo de manutenção e vigilância (eq-gmv) -lha- 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8222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LTAMZ</text:p>
          </table:table-cell>
          <table:table-cell office:value-type="string" calcext:value-type="string">
            <text:p>reclassificação de natres-b como natres-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8180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ALEAO</text:p>
          </table:table-cell>
          <table:table-cell office:value-type="string" calcext:value-type="string">
            <text:p>municiamento/desmunicament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30201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NBR</text:p>
          </table:table-cell>
          <table:table-cell office:value-type="string" calcext:value-type="string">
            <text:p><text:s/>confirmação de matrícula no curso expedito de boas práticas em serviços de alimentação (c-exp-prat-sva)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021915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matrícula em curso (eq-sci an/byg 501 mod 1d) t1/2023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032001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apoio mil agata norte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041635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estágio de qualificação em manutenção do submarino classe “tikuna” (eq-mantikuna) t1/2023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041531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MESQ</text:p>
          </table:table-cell>
          <table:table-cell office:value-type="string" calcext:value-type="string">
            <text:p>inscritos no curso especial de unidade médica nível dois 2023 (c-esp-umnd 2023)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041825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conclusão de estágio- estágio de qualificação em manutenção do “painel de controle dos mcp” e do “painel de monitoragem das baterias” (eq-man-pcm/pmb)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031936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ALEAO</text:p>
          </table:table-cell>
          <table:table-cell office:value-type="string" calcext:value-type="string">
            <text:p>Inscrição em curso PGAD-2023 </text:p>
          </table:table-cell>
          <table:table-cell office:value-type="string" calcext:value-type="string">
            <text:p>R241916Z/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3">
          <table:table-cell office:value-type="string" calcext:value-type="string">
            <text:p>R171826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<text:s/>Estágio de Qualificação em Manutenção dos Submarinos da Classe “Tupi” (EQ- MANTUPI) T1/2023. <text:s text:c="2"/></text:p>
          </table:table-cell>
          <table:table-cell office:value-type="string" calcext:value-type="string">
            <text:p>R131533Z/A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3">
          <table:table-cell office:value-type="string" calcext:value-type="string">
            <text:p>R171846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Estágio de Qualificação em Manutenção do Submarino Classe “Tikuna” (EQ-MANTIKUNA) T1/2023</text:p>
          </table:table-cell>
          <table:table-cell office:value-type="string" calcext:value-type="string">
            <text:p>R131553Z/A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3">
          <table:table-cell office:value-type="string" calcext:value-type="string">
            <text:p>R201946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PTMEC </text:p>
          </table:table-cell>
          <table:table-cell office:value-type="string" calcext:value-type="string">
            <text:p>Estágio deQualificação ao Apoio ás Atividades de Mergulhadores de Combate <text:s/>EQ-ApAT-MEC – Turma II/2023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3">
          <table:table-cell office:value-type="string" calcext:value-type="string">
            <text:p>R202006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SINO</text:p>
          </table:table-cell>
          <table:table-cell office:value-type="string" calcext:value-type="string">
            <text:p>Curso Especial de Preparação para o Acompanhamento da Especialização Continuada a Distância (C-Esp-PAEC-EAD) </text:p>
          </table:table-cell>
          <table:table-cell office:value-type="string" calcext:value-type="string">
            <text:p><text:s/>R281941Z/OUT/2022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3">
          <table:table-cell office:value-type="string" calcext:value-type="string">
            <text:p>R202016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SINO</text:p>
          </table:table-cell>
          <table:table-cell office:value-type="string" calcext:value-type="string">
            <text:p>C-Esp-PAEC-EAD - Marinheiros com média parcial insuficiente na disciplina de Português e Física. </text:p>
          </table:table-cell>
          <table:table-cell office:value-type="string" calcext:value-type="string">
            <text:p><text:s/>R182051Z/ABR/202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2">
          <table:table-cell office:value-type="string" calcext:value-type="string">
            <text:p>R251850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BASTC</text:p>
          </table:table-cell>
          <table:table-cell office:value-type="string" calcext:value-type="string">
            <text:p>Adestramento de SISCAT-BR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2">
          <table:table-cell office:value-type="string" calcext:value-type="string">
            <text:p>R281746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PESFN</text:p>
          </table:table-cell>
          <table:table-cell office:value-type="string" calcext:value-type="string">
            <text:p>Inscrição no C-Esp-SegProtAu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2">
          <table:table-cell office:value-type="string" calcext:value-type="string">
            <text:p>R021816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APOIO MIL AGATA NORTE</text:p>
          </table:table-cell>
          <table:table-cell office:value-type="string" calcext:value-type="string">
            <text:p>R272221Z/A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2">
          <table:table-cell office:value-type="string" calcext:value-type="string">
            <text:p>R021817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Apoio MIL Ágata Norte <text:s/>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2">
          <table:table-cell office:value-type="string" calcext:value-type="string">
            <text:p>R021806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Apoio MIL PADRONIZAÇÃO OPERATIVA MEC-ADEST MAUT GÁS <text:s text:c="2"/>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3">
          <table:table-cell office:value-type="string" calcext:value-type="string">
            <text:p>P041826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RTDIS</text:p>
          </table:table-cell>
          <table:table-cell office:value-type="string" calcext:value-type="string">
            <text:p>Processo de Promoção, Reengajamento e Licenciamento de 3ºSG/CB/MNE-RM2 (SMV) <text:s/>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ao</text:p>
          </table:table-cell>
        </table:table-row>
        <table:table-row table:style-name="ro2" table:number-rows-repeated="104852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RECEBIDAS.A1:RECEBIDAS.H4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21:33:43.2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EBIDAS" style:display-name="PageStyle_RECEBIDA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RANSMITIDAS" style:display-name="PageStyle_TRANSMITIDA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09:31:02</meta:creation-date>
    <dc:language>pt-BR</dc:language>
    <dc:date>2023-05-13T21:36:08.968000000</dc:date>
    <meta:editing-cycles>61</meta:editing-cycles>
    <meta:editing-duration>PT13H59M34S</meta:editing-duration>
    <meta:generator>LibreOffice/7.5.3.2$Windows_X86_64 LibreOffice_project/9f56dff12ba03b9acd7730a5a481eea045e468f3</meta:generator>
    <meta:document-statistic meta:table-count="1" meta:cell-count="340" meta:object-count="0"/>
    <meta:user-defined meta:name="AppVersion">15.0000</meta:user-defined>
  </office:meta>
</office:document-meta>
</file>